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16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7Z61"/>SURAT KEPUTUSAN</text:p>
      <text:p text:style-name="P8">No. / 422 / 454 /Adm.Sek</text:p>
      <text:p text:style-name="P9"/>
      <text:p text:style-name="P10">Berdasarkan :</text:p>
      <text:list xml:id="list178496195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ELIN RIFKI AULIA</text:span></text:p>
      <text:p text:style-name="P12"><text:span text:style-name="T2"><text:tab/><text:tab/>Tempat, Tanggal Lahir<text:tab/>: Serang, 10-07-2002</text:span></text:p>
      <text:p text:style-name="P12"><text:span text:style-name="T2"><text:tab/><text:tab/>NISN<text:tab/><text:tab/><text:tab/><text:tab/>: 0026237152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7Z6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7Z63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7Z61"/><text:bookmark-end text:name="_Hlk481362583MailMergeMark2020-05-06T03:14:47Z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9.364087325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1" meta:character-count="10424" meta:non-whitespace-character-count="91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